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8.014cm" svg:height="7.017cm" svg:x="7.187cm" svg:y="1.488cm">
            <draw:object draw:notify-on-update-of-ranges="Sheet1.A2:Sheet1.A36 Sheet1.B2:Sheet1.B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istance from ir</text:p>
          </table:table-cell>
          <table:table-cell office:value-type="string">
            <text:p>input from ir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</table:table-row>
        <table:table-row table:style-name="ro2">
          <table:table-cell office:value-type="float" office:value="10.5">
            <text:p>10.5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float" office:value="11.5">
            <text:p>11.5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13.5">
            <text:p>13.5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4.5">
            <text:p>14.5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15.5">
            <text:p>15.5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16.5">
            <text:p>16.5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/11/2011</text:date>, <text:time>11:3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es Findrik</meta:initial-creator>
    <meta:creation-date>2011-11-03T11:15:25</meta:creation-date>
    <dc:date>2011-11-03T11:31:41</dc:date>
    <dc:creator>Denes Findrik</dc:creator>
    <meta:editing-duration>PT00H00M05S</meta:editing-duration>
    <meta:editing-cycles>1</meta:editing-cycles>
    <meta:document-statistic meta:table-count="3" meta:cell-count="72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015cm" svg:height="7.018cm" xlink:href=".." chart:class="chart:line" chart:style-name="ch1">
        <chart:legend chart:legend-position="end" svg:x="5.961cm" svg:y="3.227cm" chart:style-name="ch2"/>
        <chart:plot-area chart:style-name="ch3" table:cell-range-address="Sheet1.A2:Sheet1.B36" chart:data-source-has-labels="column" svg:x="0.16cm" svg:y="0.14cm" svg:width="5.642cm" svg:height="6.598cm">
          <chart:axis chart:dimension="x" chart:name="primary-x" chart:style-name="ch4">
            <chart:categories table:cell-range-address="Sheet1.A2:Sheet1.A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36">0</text:p>
              </table:table-cell>
              <table:table-cell office:value-type="float" office:value="5">
                <text:p text:id="Sheet1.B2:Sheet1.B36">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2.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.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6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